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erif Pro" svg:font-family="'Source Serif Pro', 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3d464d" style:font-name="Arial" fo:font-size="12pt" fo:letter-spacing="normal" fo:font-style="normal" fo:font-weight="normal" officeooo:rsid="0024b141" officeooo:paragraph-rsid="002035ab" fo:background-color="#ffffff" style:font-size-asian="12pt" style:font-size-complex="12pt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3d464d" fo:letter-spacing="normal" officeooo:rsid="0024b141" officeooo:paragraph-rsid="002035ab" fo:background-color="#ffffff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3d464d" fo:font-size="16pt" fo:letter-spacing="normal" fo:font-weight="bold" officeooo:rsid="0024b141" officeooo:paragraph-rsid="002035ab" fo:background-color="#fffff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d464d" style:font-name="Arial" fo:font-size="12pt" fo:letter-spacing="normal" officeooo:rsid="0024b141" officeooo:paragraph-rsid="002035ab" fo:background-color="#ffffff" style:font-size-asian="12pt" style:font-size-complex="12pt"/>
    </style:style>
    <style:style style:name="T1" style:family="text">
      <style:text-properties style:font-name="Source Serif Pro" fo:font-size="13.5pt" fo:font-style="normal" fo:font-weight="normal" style:font-weight-asian="bold" style:font-weight-complex="bold"/>
    </style:style>
    <style:style style:name="T2" style:family="text">
      <style:text-properties style:font-name="Source Serif Pro" fo:font-size="13.5pt" fo:font-style="normal" fo:font-weight="normal" officeooo:rsid="00275d9d" style:font-weight-asian="bold" style:font-weight-complex="bold"/>
    </style:style>
    <style:style style:name="T3" style:family="text">
      <style:text-properties style:font-name="Source Serif Pro" fo:font-size="13.5pt" fo:font-style="normal" officeooo:rsid="00275d9d"/>
    </style:style>
    <style:style style:name="T4" style:family="text">
      <style:text-properties style:font-name="Source Serif Pro" fo:font-style="normal" officeooo:rsid="00275d9d"/>
    </style:style>
    <style:style style:name="T5" style:family="text">
      <style:text-properties style:font-weight-asian="bold" style:font-weight-complex="bold"/>
    </style:style>
    <style:style style:name="T6" style:family="text">
      <style:text-properties fo:color="#21409a"/>
    </style:style>
    <style:style style:name="T7" style:family="text">
      <style:text-properties fo:color="#21409a" style:font-weight-asian="bold" style:font-weight-complex="bold"/>
    </style:style>
    <style:style style:name="T8" style:family="text">
      <style:text-properties fo:color="#21409a" fo:font-weight="bold" style:font-weight-asian="bold" style:font-weight-complex="bold"/>
    </style:style>
    <style:style style:name="T9" style:family="text">
      <style:text-properties fo:color="#ed1c24"/>
    </style:style>
    <style:style style:name="T10" style:family="text">
      <style:text-properties fo:color="#ed1c24" fo:font-weight="bold" style:font-weight-asian="bold" style:font-weight-complex="bold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officeooo:rsid="002035ab"/>
    </style:style>
    <style:style style:name="T13" style:family="text">
      <style:text-properties fo:font-size="13.5pt" fo:font-style="normal" fo:font-weight="normal" style:font-weight-asian="bold" style:font-weight-complex="bold"/>
    </style:style>
    <style:style style:name="T14" style:family="text">
      <style:text-properties fo:font-size="13.5pt" fo:font-style="normal" fo:font-weight="normal" officeooo:rsid="00275d9d" style:font-weight-asian="bold" style:font-weight-complex="bold"/>
    </style:style>
    <style:style style:name="T15" style:family="text">
      <style:text-properties fo:font-style="normal" fo:font-weight="normal" style:font-weight-asian="bold" style:font-weight-complex="bold"/>
    </style:style>
    <style:style style:name="T16" style:family="text">
      <style:text-properties fo:font-style="normal" fo:font-weight="normal" officeooo:rsid="00275d9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Orientação a objetos</text:span></text:p>
      <text:p text:style-name="P3"><text:span text:style-name="T2"/></text:p>
      <text:p text:style-name="P5"><text:span text:style-name="T16"/></text:p>
      <text:p text:style-name="P5"><text:span text:style-name="T16">O</text:span><text:span text:style-name="T15">rientação a objetos prega uma forte conexão entre dado e comportamento.</text:span></text:p>
      <text:p text:style-name="P5"><text:span text:style-name="T15"/></text:p>
      <text:p text:style-name="P1"><text:span text:style-name="T8">Barney</text:span><text:span text:style-name="T5">: Flávio, eu sou programador, mas até hoje não consigo entender o que seria orientação a objetos. Pode me explicar?</text:span></text:p>
      <text:p text:style-name="P2"><text:span text:style-name="T11">Flávio</text:span>: orientação a objetos prega uma forte conexão entre dado e comportamento.</text:p>
      <text:p text:style-name="P2"><text:span text:style-name="T8">Barney</text:span>: ...</text:p>
      <text:p text:style-name="P2"><text:span text:style-name="T11">Flávio</text:span>: hehe, não captou ainda, certo?<text:span text:style-name="T12">a</text:span></text:p>
      <text:p text:style-name="P2"><text:span text:style-name="T8">Barney</text:span>: não mesmo!</text:p>
      <text:p text:style-name="P2"><text:span text:style-name="T11">Flávio</text:span>: bom, imagine que eu tenha aqui em minhas mãos uma garrafa de cerveja, aquelas tradicionais. Pense no líquido da garrafa como um dado, uma informação. Ok?</text:p>
      <text:p text:style-name="P2"><text:span text:style-name="T8">Barney</text:span>: Ok!</text:p>
      <text:p text:style-name="P2"><text:span text:style-name="T11">Flávio</text:span>: eu dou essa garrafa em suas mãos e peço para que você a abra. Como você faz?</text:p>
      <text:p text:style-name="P2"><text:span text:style-name="T8">Barney</text:span>: eu uso um abridor.</text:p>
      <text:p text:style-name="P2"><text:span text:style-name="T11">Flávio</text:span>: boa tentativa, mas eu te passei o abridor?</text:p>
      <text:p text:style-name="P2"><text:span text:style-name="T8">Barney</text:span>: não!</text:p>
      <text:p text:style-name="P2"><text:span text:style-name="T11">Flávio</text:span>: viu que além de passar a garrafa eu preciso lembrar de te passar um abridor? Eu pedi para você pensar no líquido da garrafa como dado, agora peço que você pense no abridor como comportamento. Ok?</text:p>
      <text:p text:style-name="P2"><text:span text:style-name="T8">Barney</text:span>: perfeito!</text:p>
      <text:p text:style-name="P2"><text:span text:style-name="T11">Flávio</text:span>: então, se eu não te passei o abridor, como você conseguirá chegar até o líquido (dado) da garrafa?</text:p>
      <text:p text:style-name="P2"><text:span text:style-name="T8">Barney</text:span>: hum, eu posso tentar abrir com o dente.</text:p>
      <text:p text:style-name="P2"><text:span text:style-name="T11">Flávio</text:span>: é uma forma de você conseguir acessar o liquido (dado). Que mais? Tem outra forma de acessar o líquido?</text:p>
      <text:p text:style-name="P2"><text:span text:style-name="T8">Barney</text:span>: sei lá, talvez batendo na quina da mesa.</text:p>
      <text:p text:style-name="P2"><text:soft-page-break/><text:span text:style-name="T11">Flávio</text:span>: Barney, eu tenho certeza que você criará diversas maneiras de acessar líquido da garrafa, inclusive se você der essa garrafa para outra pessoa ela pode tentar abrir a garrafa de outra forma.</text:p>
      <text:p text:style-name="P2"><text:span text:style-name="T11">Flávio</text:span>: agora eu te dei um saca rolha.</text:p>
      <text:p text:style-name="P2"><text:span text:style-name="T8">Barney</text:span>: pra quê? Para abrir a garrafa?</text:p>
      <text:p text:style-name="P2"><text:span text:style-name="T11">Flávio</text:span>: sim, você vai conseguir?</text:p>
      <text:p text:style-name="P2"><text:span text:style-name="T8">Barney</text:span>: bom, até posso conseguir, mas corro o risco de me machucar, assim como abrir a garrafa com dente.</text:p>
      <text:p text:style-name="P2"><text:span text:style-name="T11">Flávio</text:span>: excelente, veja que nesse caso o dado (líquido) é separado do comportamento que acessa o dado (forma de abrir). Quando isso acontece, cada um tenta bolar sua forma de acesso aos dados. Em programação, isso pode levar a repetição de código, além disso, como o dado é separado do comportamento que opera sobre ele, temos que lembrar onde em nossos zilhões de arquivos e bibliotecas está aquele comportamento que deve operar o dado.</text:p>
      <text:p text:style-name="P2"><text:span text:style-name="T8">Barney</text:span>: acho que estou entendendo. O cenário que você passou para mim é o da programação procedural. Certo?</text:p>
      <text:p text:style-name="P2"><text:span text:style-name="T11">Flávio</text:span>: isso mesmo Barney! Na programação procedural o dado e o comportamento estão separados.</text:p>
      <text:p text:style-name="P2"><text:span text:style-name="T8">Barney</text:span>: e na orientação a objetos, como fica?</text:p>
      <text:p text:style-name="P2"><text:span text:style-name="T11">Flávio</text:span>: nela, como disse, temos uma forte conexão entre dado e comportamento. Onde o dado vai, os comportamentos que operam sobre aqueles dados vão junto.</text:p>
      <text:p text:style-name="P2"><text:span text:style-name="T8">Barney</text:span>: pode me dar um exemplo, ainda no contexto da garrafa de cerveja?</text:p>
      <text:p text:style-name="P2"><text:span text:style-name="T11">Flávio</text:span>: claro. Imagine que agora eu dou para você uma garrafa long-neck e eu peço para que você a abra.</text:p>
      <text:p text:style-name="P2"><text:span text:style-name="T8">Barney</text:span>: isso é fácil, basta eu girar a tampa da garrafa.</text:p>
      <text:p text:style-name="P2"><text:span text:style-name="T11">Flávio</text:span>: veja que nesse caso o dado (líquido) caminha com o comportamento que operava sobre ele (abridor, que é a própria tampa). Onde quer que você leve a garrafa, a forma de acessar seu líquido será a mesma, seja aqui no Brasil ou no Japão. Veja que temos dado e comportamento caminhando juntos. Sequer você precisa lembrar de me pedir um abridor ou inventar outras formas de acesso ao líquido, porque o dado é fortemente conectado com o comportamento que opera sobre ele.</text:p>
      <text:p text:style-name="P2"><text:soft-page-break/><text:span text:style-name="T8">Barney</text:span>: finalmente entendi!</text:p>
      <text:p text:style-name="P5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erif Pro" svg:font-family="'Source Serif Pro', 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5:21:11.331703179</meta:creation-date>
    <meta:generator>LibreOffice/5.4.5.1$Linux_X86_64 LibreOffice_project/40m0$Build-1</meta:generator>
    <dc:date>2018-04-26T15:24:58.035219306</dc:date>
    <meta:editing-duration>PT3M47S</meta:editing-duration>
    <meta:editing-cycles>1</meta:editing-cycles>
    <meta:document-statistic meta:table-count="0" meta:image-count="0" meta:object-count="0" meta:page-count="3" meta:paragraph-count="34" meta:word-count="557" meta:character-count="3216" meta:non-whitespace-character-count="2693"/>
  </office:meta>
</office:document-meta>
</file>